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8333in" svg:stroke-color="#000000" draw:marker-start="a594" draw:marker-end="a595" svg:stroke-opacity="100%" draw:auto-grow-width="false" draw:auto-grow-height="fals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2in" style:font-size-asian="2in" style:font-size-complex="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2in" style:font-size-asian="2in" style:font-size-complex="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dash" draw:stroke-dash="a568" svg:stroke-width="0.08333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8333in" svg:stroke-color="#000000" draw:marker-start="a584" draw:marker-end="a585" svg:stroke-opacity="100%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.08333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2in" style:font-size-asian="2in" style:font-size-complex="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8333in" svg:stroke-color="#000000" draw:marker-start="a589" draw:marker-end="a590" svg:stroke-opacity="100%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AR PL SungtiL GB" style:font-family-complex="Lohit Devanagari" style:font-family-generic="roman" style:font-pitch="variable" style:font-pitch-asian="variable" style:font-pitch-complex="variable" fo:font-size="1.33333in" style:font-size-asian="1.33333in" style:font-size-complex="1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0.4748in" svg:y="0.47244in" svg:width="13.22598in" svg:height="13.22598in" draw:id="id73" draw:style-name="a569" draw:name="Freeform: Shape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3.07795in" svg:y="3.07087in" svg:width="8.26772in" svg:height="8.26299in" draw:id="id74" draw:style-name="a572" draw:name="Freeform: Shape 2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08661in" svg:y="7.08189in" svg:width="0.47244in" svg:height="0.4748in" draw:id="id75" draw:style-name="a575" draw:name="Freeform: Shape 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08661in" svg:y="7.08189in" svg:width="0.47244in" svg:height="0.4748in" draw:id="id76" draw:style-name="a578" draw:name="Freeform: Shape 4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10.63465in" svg:y="3.30472in" svg:width="0.47244in" svg:height="0.47244in" draw:id="id77" draw:style-name="a581" draw:name="Freeform: Shape 5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3252in" svg:y="3.06614in" svg:width="0in" svg:height="4.01575in" draw:id="id78" draw:style-name="a586" draw:name="Straight Connector 6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9693in" svg:y="3.7011in" svg:width="3.20131in" svg:height="3.44673in" draw:id="id79" draw:style-name="a591" draw:name="Straight Connector 7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48696in" svg:y="7.47826in" svg:width="4.32643in" svg:height="4.32804in" draw:id="id80" draw:style-name="a596" draw:name="Straight Connector 8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1" draw:style-name="a600" draw:name="TextBox 9" svg:x="6.27463in" svg:y="6.05028in" svg:width="0.64742in" svg:height="2.42164in">
          <draw:text-box>
            <text:p text:style-name="a599" text:class-names="" text:cond-style-name=""><text:span text:style-name="a597" text:class-names="">i</text:span><text:span text:style-name="a598" text:class-names=""/></text:p>
          </draw:text-box>
          <svg:title/>
          <svg:desc/>
        </draw:frame>
        <draw:frame draw:id="id82" draw:style-name="a603" draw:name="TextBox 10" svg:x="11.33858in" svg:y="2.52598in" svg:width="0.64742in" svg:height="2.42164in">
          <draw:text-box>
            <text:p text:style-name="a602" text:class-names="" text:cond-style-name=""><text:span text:style-name="a601" text:class-names="">j</text:span></text:p>
          </draw:text-box>
          <svg:title/>
          <svg:desc/>
        </draw:frame>
        <draw:frame draw:id="id83" draw:style-name="a608" draw:name="TextBox 11" svg:x="9.09803in" svg:y="4.88678in" svg:width="1.3464in" svg:height="1.64755in">
          <draw:text-box>
            <text:p text:style-name="a607" text:class-names="" text:cond-style-name=""><text:span text:style-name="a604" text:class-names="">d</text:span><text:span text:style-name="a605" text:class-names="">ij</text:span><text:span text:style-name="a606" text:class-names=""/></text:p>
          </draw:text-box>
          <svg:title/>
          <svg:desc/>
        </draw:frame>
        <draw:frame draw:id="id84" draw:style-name="a612" draw:name="TextBox 12" svg:x="9.35453in" svg:y="10.09862in" svg:width="1.69526in" svg:height="1.64755in">
          <draw:text-box>
            <text:p text:style-name="a611" text:class-names="" text:cond-style-name=""><text:span text:style-name="a609" text:class-names="">d</text:span><text:span text:style-name="a610" text:class-names="">m</text:span></text:p>
          </draw:text-box>
          <svg:title/>
          <svg:desc/>
        </draw:frame>
        <draw:frame draw:id="id85" draw:style-name="a616" draw:name="TextBox 13" svg:x="6.11138in" svg:y="3.7368in" svg:width="1.14697in" svg:height="1.64755in">
          <draw:text-box>
            <text:p text:style-name="a615" text:class-names="" text:cond-style-name=""><text:span text:style-name="a613" text:class-names="">d</text:span><text:span text:style-name="a614" text:class-names="">l</text:span></text:p>
          </draw:text-box>
          <svg:title/>
          <svg:desc/>
        </draw:frame>
        <presentation:notes draw:style-name="a622">
          <draw:frame draw:id="id86" draw:style-name="a619" draw:name="Slide Number Placeholder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1" svg:x="1.94097in" svg:y="0.88889in" svg:width="4.38542in" svg:height="4.38368in" presentation:class="page" draw:id="id87" presentation:style-name="a620" draw:name="Slide Image Placeholder 1">
            <svg:title/>
            <svg:desc/>
          </draw:page-thumbnail>
          <draw:frame draw:id="id88" presentation:style-name="a621" draw:name="Notes Placeholder 2" svg:x="0.82677in" svg:y="5.55394in" svg:width="6.61378in" svg:height="4.7244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257in" svg:y="2.31944in" svg:width="10.63021in" svg:height="4.93403in"/>
      <presentation:placeholder presentation:object="subtitle" svg:x="1.77257in" svg:y="7.44444in" svg:width="10.63021in" svg:height="3.42188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2" style:display-name="Title and Content">
      <presentation:placeholder presentation:object="title" svg:x="3.30236in" svg:y="1.47638in" svg:width="59.5252in" svg:height="6.21024in"/>
      <presentation:placeholder presentation:object="object" svg:x="3.30236in" svg:y="8.7in" svg:width="59.5252in" svg:height="21.57638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3" style:display-name="Section Header">
      <presentation:placeholder presentation:object="title" svg:x="0.96701in" svg:y="3.53299in" svg:width="12.22396in" svg:height="5.89583in"/>
      <presentation:placeholder presentation:object="outline" svg:x="0.96701in" svg:y="9.48438in" svg:width="12.22396in" svg:height="3.10069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4" style:display-name="Two Content">
      <presentation:placeholder presentation:object="title" svg:x="3.30236in" svg:y="1.47638in" svg:width="59.5252in" svg:height="6.21024in"/>
      <presentation:placeholder presentation:object="object" svg:x="3.30208in" svg:y="8.69965in" svg:width="29.67882in" svg:height="21.57639in"/>
      <presentation:placeholder presentation:object="object" svg:x="33.14757in" svg:y="8.69965in" svg:width="29.68056in" svg:height="21.57639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5" style:display-name="Comparison">
      <presentation:placeholder presentation:object="title" svg:x="0.97569in" svg:y="0.75521in" svg:width="12.22569in" svg:height="2.73958in"/>
      <presentation:placeholder presentation:object="outline" svg:x="0.97569in" svg:y="3.47396in" svg:width="5.99653in" svg:height="1.70312in"/>
      <presentation:placeholder presentation:object="object" svg:x="0.97569in" svg:y="5.17708in" svg:width="5.99653in" svg:height="7.61458in"/>
      <presentation:placeholder presentation:object="outline" svg:x="7.17535in" svg:y="3.47396in" svg:width="6.02604in" svg:height="1.70312in"/>
      <presentation:placeholder presentation:object="object" svg:x="7.17535in" svg:y="5.17708in" svg:width="6.02604in" svg:height="7.61458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6" style:display-name="Title Only">
      <presentation:placeholder presentation:object="title" svg:x="3.30236in" svg:y="1.47638in" svg:width="59.5252in" svg:height="6.21024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7" style:display-name="Blank"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8" style:display-name="Content with Caption">
      <presentation:placeholder presentation:object="title" svg:x="0.97569in" svg:y="0.94444in" svg:width="4.57118in" svg:height="3.30729in"/>
      <presentation:placeholder presentation:object="object" svg:x="6.02604in" svg:y="2.03993in" svg:width="7.17535in" svg:height="10.07292in"/>
      <presentation:placeholder presentation:object="outline" svg:x="0.97569in" svg:y="4.25174in" svg:width="4.57118in" svg:height="7.87847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9" style:display-name="Picture with Caption">
      <presentation:placeholder presentation:object="title" svg:x="0.97569in" svg:y="0.94444in" svg:width="4.57118in" svg:height="3.30729in"/>
      <presentation:placeholder presentation:object="graphic" svg:x="6.02604in" svg:y="2.03993in" svg:width="7.17535in" svg:height="10.07292in"/>
      <presentation:placeholder presentation:object="outline" svg:x="0.97569in" svg:y="4.25174in" svg:width="4.57118in" svg:height="7.87847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10" style:display-name="Title and Vertical Text">
      <presentation:placeholder presentation:object="title" svg:x="3.30236in" svg:y="1.47638in" svg:width="59.5252in" svg:height="6.21024in"/>
      <presentation:placeholder presentation:object="outline" svg:x="3.30236in" svg:y="8.7in" svg:width="59.5252in" svg:height="21.57638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presentation-page-layout style:name="Master1-PPL11" style:display-name="Vertical Title and Text">
      <presentation:placeholder presentation:object="title" svg:x="47.94792in" svg:y="1.47569in" svg:width="14.88021in" svg:height="28.80035in"/>
      <presentation:placeholder presentation:object="outline" svg:x="3.30208in" svg:y="1.47569in" svg:width="44.47917in" svg:height="28.80035in"/>
      <presentation:placeholder presentation:object="date-time" svg:x="3.30236in" svg:y="33.88583in" svg:width="15.41339in" svg:height="2.56299in"/>
      <presentation:placeholder presentation:object="footer" svg:x="22.61811in" svg:y="33.88583in" svg:width="20.96457in" svg:height="2.56299in"/>
      <presentation:placeholder presentation:object="page-number" svg:x="47.42126in" svg:y="33.88583in" svg:width="15.41339in" svg:height="2.56299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85" svg:viewBox="0 0 20 30" svg:d="m10 0-10 30h20z"/>
    <draw:marker draw:name="a590" svg:viewBox="0 0 20 30" svg:d="m10 0-10 30h20z"/>
    <draw:marker draw:name="a589" svg:viewBox="0 0 20 30" svg:d="m10 0-10 30h20z"/>
    <draw:marker draw:name="a594" svg:viewBox="0 0 20 30" svg:d="m10 0-10 30h20z"/>
    <draw:marker draw:name="a595" svg:viewBox="0 0 20 30" svg:d="m10 0-10 30h20z"/>
    <draw:marker draw:name="a584" svg:viewBox="0 0 20 30" svg:d="m10 0-10 30h20z"/>
    <draw:stroke-dash draw:name="a568" draw:style="rect" draw:dots1="1" draw:dots1-length="0.16417in" draw:distance="0.16417in"/>
  </office:styles>
  <office:automatic-styles>
    <style:page-layout style:name="pageLayout1">
      <style:page-layout-properties fo:page-width="14.17361in" fo:page-height="14.17361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2.65833in" style:font-size-asian="2.65833in" style:font-size-complex="2.6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1.171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3.65972in" style:font-size-asian="3.65972in" style:font-size-complex="3.6597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3.30236in" svg:y="1.47638in" svg:width="59.5252in" svg:height="6.2102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3.30236in" svg:y="8.7in" svg:width="59.5252in" svg:height="21.5763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3.30236in" svg:y="33.88583in" svg:width="15.41339in" svg:height="2.56299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22.61811in" svg:y="33.88583in" svg:width="20.96457in" svg:height="2.5629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47.42126in" svg:y="33.88583in" svg:width="15.41339in" svg:height="2.5629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77257in" svg:y="2.31944in" svg:width="10.63021in" svg:height="4.93403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77257in" svg:y="7.44444in" svg:width="10.63021in" svg:height="3.42188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3.30236in" svg:y="33.88583in" svg:width="15.41339in" svg:height="2.56299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22.61811in" svg:y="33.88583in" svg:width="20.96457in" svg:height="2.56299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47.42126in" svg:y="33.88583in" svg:width="15.41339in" svg:height="2.56299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3.30236in" svg:y="1.47638in" svg:width="59.5252in" svg:height="6.2102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3.30236in" svg:y="8.7in" svg:width="59.5252in" svg:height="21.5763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3.30236in" svg:y="33.88583in" svg:width="15.41339in" svg:height="2.56299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22.61811in" svg:y="33.88583in" svg:width="20.96457in" svg:height="2.56299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47.42126in" svg:y="33.88583in" svg:width="15.41339in" svg:height="2.56299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96701in" svg:y="3.53299in" svg:width="12.22396in" svg:height="5.89583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96701in" svg:y="9.48438in" svg:width="12.22396in" svg:height="3.1006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3.30236in" svg:y="33.88583in" svg:width="15.41339in" svg:height="2.56299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22.61811in" svg:y="33.88583in" svg:width="20.96457in" svg:height="2.56299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47.42126in" svg:y="33.88583in" svg:width="15.41339in" svg:height="2.56299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3.30236in" svg:y="1.47638in" svg:width="59.5252in" svg:height="6.2102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3.30208in" svg:y="8.69965in" svg:width="29.67882in" svg:height="21.5763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33.14757in" svg:y="8.69965in" svg:width="29.68056in" svg:height="21.5763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3.30236in" svg:y="33.88583in" svg:width="15.41339in" svg:height="2.56299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22.61811in" svg:y="33.88583in" svg:width="20.96457in" svg:height="2.56299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47.42126in" svg:y="33.88583in" svg:width="15.41339in" svg:height="2.56299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97569in" svg:y="0.75521in" svg:width="12.22569in" svg:height="2.73958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97569in" svg:y="3.47396in" svg:width="5.99653in" svg:height="1.70312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97569in" svg:y="5.17708in" svg:width="5.99653in" svg:height="7.61458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7.17535in" svg:y="3.47396in" svg:width="6.02604in" svg:height="1.7031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7.17535in" svg:y="5.17708in" svg:width="6.02604in" svg:height="7.61458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3.30236in" svg:y="33.88583in" svg:width="15.41339in" svg:height="2.56299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22.61811in" svg:y="33.88583in" svg:width="20.96457in" svg:height="2.56299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47.42126in" svg:y="33.88583in" svg:width="15.41339in" svg:height="2.56299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3.30236in" svg:y="1.47638in" svg:width="59.5252in" svg:height="6.2102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3.30236in" svg:y="33.88583in" svg:width="15.41339in" svg:height="2.56299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22.61811in" svg:y="33.88583in" svg:width="20.96457in" svg:height="2.56299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47.42126in" svg:y="33.88583in" svg:width="15.41339in" svg:height="2.56299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3.30236in" svg:y="33.88583in" svg:width="15.41339in" svg:height="2.56299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22.61811in" svg:y="33.88583in" svg:width="20.96457in" svg:height="2.56299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47.42126in" svg:y="33.88583in" svg:width="15.41339in" svg:height="2.56299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97569in" svg:y="0.94444in" svg:width="4.57118in" svg:height="3.30729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6.02604in" svg:y="2.03993in" svg:width="7.17535in" svg:height="10.07292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97569in" svg:y="4.25174in" svg:width="4.57118in" svg:height="7.87847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3.30236in" svg:y="33.88583in" svg:width="15.41339in" svg:height="2.56299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22.61811in" svg:y="33.88583in" svg:width="20.96457in" svg:height="2.56299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47.42126in" svg:y="33.88583in" svg:width="15.41339in" svg:height="2.56299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97569in" svg:y="0.94444in" svg:width="4.57118in" svg:height="3.30729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6.02604in" svg:y="2.03993in" svg:width="7.17535in" svg:height="10.07292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97569in" svg:y="4.25174in" svg:width="4.57118in" svg:height="7.87847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3.30236in" svg:y="33.88583in" svg:width="15.41339in" svg:height="2.56299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22.61811in" svg:y="33.88583in" svg:width="20.96457in" svg:height="2.56299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47.42126in" svg:y="33.88583in" svg:width="15.41339in" svg:height="2.56299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3.30236in" svg:y="1.47638in" svg:width="59.5252in" svg:height="6.2102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3.30236in" svg:y="8.7in" svg:width="59.5252in" svg:height="21.5763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3.30236in" svg:y="33.88583in" svg:width="15.41339in" svg:height="2.56299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22.61811in" svg:y="33.88583in" svg:width="20.96457in" svg:height="2.56299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47.42126in" svg:y="33.88583in" svg:width="15.41339in" svg:height="2.56299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47.94792in" svg:y="1.47569in" svg:width="14.88021in" svg:height="28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3.30208in" svg:y="1.47569in" svg:width="44.47917in" svg:height="28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3.30236in" svg:y="33.88583in" svg:width="15.41339in" svg:height="2.56299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22.61811in" svg:y="33.88583in" svg:width="20.96457in" svg:height="2.56299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47.42126in" svg:y="33.88583in" svg:width="15.41339in" svg:height="2.56299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98785in" svg:y="1.17014in" svg:width="2.57118in" svg:height="2.57118in"/>
      <draw:page-thumbnail draw:page-number="2" svg:x="4.70833in" svg:y="1.17014in" svg:width="2.57118in" svg:height="2.57118in"/>
      <draw:page-thumbnail draw:page-number="3" svg:x="0.98785in" svg:y="4.55903in" svg:width="2.57118in" svg:height="2.57118in"/>
      <draw:page-thumbnail draw:page-number="4" svg:x="4.70833in" svg:y="4.55903in" svg:width="2.57118in" svg:height="2.57118in"/>
      <draw:page-thumbnail draw:page-number="5" svg:x="0.98785in" svg:y="7.94792in" svg:width="2.57118in" svg:height="2.57118in"/>
      <draw:page-thumbnail draw:page-number="6" svg:x="4.70833in" svg:y="7.94792in" svg:width="2.5711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Pollington, Tim</dc:creator>
    <meta:creation-date>2019-11-07T13:20:21Z</meta:creation-date>
    <dc:date>2020-04-14T16:36:50Z</dc:date>
    <meta:editing-cycles>4</meta:editing-cycles>
    <meta:editing-duration>PT1116S</meta:editing-duration>
    <meta:document-statistic meta:paragraph-count="6" meta:word-count="6"/>
  </office:meta>
</office:document-meta>
</file>